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Calibri" style:font-name-complex="Calibri" fo:font-weight="bold" style:font-weight-asian="bold"/>
    </style:style>
    <style:style style:name="T3" style:parent-style-name="Car.predefinitoparagrafo" style:family="text">
      <style:text-properties style:font-name="Calibri" style:font-name-complex="Calibri"/>
    </style:style>
    <style:style style:name="T4" style:parent-style-name="Car.predefinitoparagrafo" style:family="text">
      <style:text-properties style:font-name="Calibri" style:font-name-complex="Calibri" fo:font-weight="bold" style:font-weight-asian="bold"/>
    </style:style>
    <style:style style:name="T5" style:parent-style-name="Car.predefinitoparagrafo" style:family="text">
      <style:text-properties style:font-name="Calibri" style:font-name-complex="Calibri"/>
    </style:style>
    <style:style style:name="T6" style:parent-style-name="Car.predefinitoparagrafo" style:family="text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Car.predefinitoparagrafo" style:family="text">
      <style:text-properties style:font-name="Calibri" style:font-name-complex="Calibri"/>
    </style:style>
    <style:style style:name="T9" style:parent-style-name="Car.predefinitoparagrafo" style:family="text">
      <style:text-properties style:font-name="Calibri" style:font-name-complex="Calibri"/>
    </style:style>
    <style:style style:name="T10" style:parent-style-name="Car.predefinitoparagrafo" style:family="text">
      <style:text-properties style:font-name="Calibri" style:font-name-complex="Calibri"/>
    </style:style>
    <style:style style:name="T11" style:parent-style-name="Car.predefinitoparagrafo" style:family="text">
      <style:text-properties style:font-name="Calibri" style:font-name-complex="Calibri" fo:font-weight="bold" style:font-weight-asian="bold"/>
    </style:style>
    <style:style style:name="T12" style:parent-style-name="Car.predefinitoparagrafo" style:family="text">
      <style:text-properties style:font-name="Calibri" style:font-name-complex="Calibri"/>
    </style:style>
    <style:style style:name="T13" style:parent-style-name="Car.predefinitoparagrafo" style:family="text">
      <style:text-properties style:font-name="Calibri" style:font-name-complex="Calibri"/>
    </style:style>
    <style:style style:name="T14" style:parent-style-name="Car.predefinitoparagrafo" style:family="text">
      <style:text-properties style:font-name="Calibri" style:font-name-complex="Calibri"/>
    </style:style>
    <style:style style:name="T15" style:parent-style-name="Car.predefinitoparagrafo" style:family="text">
      <style:text-properties style:font-name="Calibri" style:font-name-complex="Calibri"/>
    </style:style>
    <style:style style:name="T16" style:parent-style-name="Car.predefinitoparagrafo" style:family="text">
      <style:text-properties style:font-name="Calibri" style:font-name-complex="Calibri"/>
    </style:style>
    <style:style style:name="T17" style:parent-style-name="Car.predefinitoparagrafo" style:family="text">
      <style:text-properties style:font-name="Calibri" style:font-name-complex="Calibri"/>
    </style:style>
    <style:style style:name="T18" style:parent-style-name="Car.predefinitoparagrafo" style:family="text">
      <style:text-properties style:font-name="Calibri" style:font-name-complex="Calibri"/>
    </style:style>
    <style:style style:name="T19" style:parent-style-name="Car.predefinitoparagrafo" style:family="text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T21" style:parent-style-name="Car.predefinitoparagrafo" style:family="text">
      <style:text-properties style:font-name="Calibri" style:font-name-complex="Calibri"/>
    </style:style>
    <style:style style:name="T22" style:parent-style-name="Car.predefinitoparagrafo" style:family="text">
      <style:text-properties style:font-name="Calibri" style:font-name-complex="Calibri" fo:font-weight="bold" style:font-weight-asian="bold"/>
    </style:style>
    <style:style style:name="T23" style:parent-style-name="Car.predefinitoparagrafo" style:family="text">
      <style:text-properties style:font-name="Calibri" style:font-name-complex="Calibri"/>
    </style:style>
    <style:style style:name="T24" style:parent-style-name="Car.predefinitoparagrafo" style:family="text">
      <style:text-properties style:font-name="Calibri" style:font-name-complex="Calibri"/>
    </style:style>
    <style:style style:name="T25" style:parent-style-name="Car.predefinitoparagrafo" style:family="text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T28" style:parent-style-name="Car.predefinitoparagrafo" style:family="text">
      <style:text-properties style:font-name="Calibri" style:font-name-complex="Calibri"/>
    </style:style>
    <style:style style:name="T29" style:parent-style-name="Car.predefinitoparagrafo" style:family="text">
      <style:text-properties style:font-name="Calibri" style:font-name-complex="Calibri" fo:font-weight="bold" style:font-weight-asian="bold"/>
    </style:style>
    <style:style style:name="T30" style:parent-style-name="Car.predefinitoparagrafo" style:family="text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T33" style:parent-style-name="Car.predefinitoparagrafo" style:family="text">
      <style:text-properties style:font-name="Calibri" style:font-name-complex="Calibri"/>
    </style:style>
    <style:style style:name="T34" style:parent-style-name="Car.predefinitoparagrafo" style:family="text">
      <style:text-properties style:font-name="Calibri" style:font-name-complex="Calibri"/>
    </style:style>
    <style:style style:name="T35" style:parent-style-name="Car.predefinitoparagrafo" style:family="text">
      <style:text-properties style:font-name="Calibri" style:font-name-complex="Calibri"/>
    </style:style>
    <style:style style:name="T36" style:parent-style-name="Car.predefinitoparagrafo" style:family="text">
      <style:text-properties style:font-name="Calibri" style:font-name-complex="Calibri" fo:font-weight="bold" style:font-weight-asian="bold"/>
    </style:style>
    <style:style style:name="T37" style:parent-style-name="Car.predefinitoparagrafo" style:family="text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paragraph-properties fo:margin-left="0.4895in">
        <style:tab-stops/>
      </style:paragraph-properties>
    </style:style>
    <style:style style:name="T40" style:parent-style-name="Car.predefinitoparagrafo" style:family="text">
      <style:text-properties style:font-name="Calibri" style:font-name-complex="Calibri"/>
    </style:style>
    <style:style style:name="T41" style:parent-style-name="Car.predefinitoparagrafo" style:family="text">
      <style:text-properties style:font-name="Calibri" style:font-name-complex="Calibri" fo:font-weight="bold" style:font-weight-asian="bold"/>
    </style:style>
    <style:style style:name="T42" style:parent-style-name="Car.predefinitoparagrafo" style:family="text">
      <style:text-properties style:font-name="Calibri" style:font-name-complex="Calibri"/>
    </style:style>
    <style:style style:name="T43" style:parent-style-name="Car.predefinitoparagrafo" style:family="text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T45" style:parent-style-name="Car.predefinitoparagrafo" style:family="text">
      <style:text-properties style:font-name="Calibri" style:font-name-complex="Calibri"/>
    </style:style>
    <style:style style:name="T46" style:parent-style-name="Car.predefinitoparagrafo" style:family="text">
      <style:text-properties style:font-name="Calibri" style:font-name-complex="Calibri" fo:font-weight="bold" style:font-weight-asian="bold"/>
    </style:style>
    <style:style style:name="T47" style:parent-style-name="Car.predefinitoparagrafo" style:family="text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T49" style:parent-style-name="Car.predefinitoparagrafo" style:family="text">
      <style:text-properties style:font-name="Calibri" style:font-name-complex="Calibri"/>
    </style:style>
    <style:style style:name="T50" style:parent-style-name="Car.predefinitoparagrafo" style:family="text">
      <style:text-properties style:font-name="Calibri" style:font-name-complex="Calibri" fo:font-weight="bold" style:font-weight-asian="bold"/>
    </style:style>
    <style:style style:name="T51" style:parent-style-name="Car.predefinitoparagrafo" style:family="text">
      <style:text-properties style:font-name="Calibri" style:font-name-complex="Calibri"/>
    </style:style>
    <style:style style:name="T52" style:parent-style-name="Car.predefinitoparagrafo" style:family="text">
      <style:text-properties style:font-name="Calibri" style:font-name-complex="Calibri"/>
    </style:style>
    <style:style style:name="T53" style:parent-style-name="Car.predefinitoparagrafo" style:family="text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T55" style:parent-style-name="Car.predefinitoparagrafo" style:family="text">
      <style:text-properties style:font-name="Calibri" style:font-name-complex="Calibri"/>
    </style:style>
    <style:style style:name="T56" style:parent-style-name="Car.predefinitoparagrafo" style:family="text">
      <style:text-properties style:font-name="Calibri" style:font-name-complex="Calibri" fo:font-weight="bold" style:font-weight-asian="bold"/>
    </style:style>
    <style:style style:name="T57" style:parent-style-name="Car.predefinitoparagrafo" style:family="text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T60" style:parent-style-name="Car.predefinitoparagrafo" style:family="text">
      <style:text-properties style:font-name="Calibri" style:font-name-complex="Calibri"/>
    </style:style>
    <style:style style:name="T61" style:parent-style-name="Car.predefinitoparagrafo" style:family="text">
      <style:text-properties style:font-name="Calibri" style:font-name-complex="Calibri" fo:font-weight="bold" style:font-weight-asian="bold"/>
    </style:style>
    <style:style style:name="T62" style:parent-style-name="Car.predefinitoparagrafo" style:family="text">
      <style:text-properties style:font-name="Calibri" style:font-name-complex="Calibri"/>
    </style:style>
    <style:style style:name="T63" style:parent-style-name="Car.predefinitoparagrafo" style:family="text">
      <style:text-properties style:font-name="Calibri" style:font-name-complex="Calibri"/>
    </style:style>
    <style:style style:name="T64" style:parent-style-name="Car.predefinitoparagrafo" style:family="text">
      <style:text-properties style:font-name="Calibri" style:font-name-complex="Calibri" fo:font-weight="bold" style:font-weight-asian="bold"/>
    </style:style>
    <style:style style:name="T65" style:parent-style-name="Car.predefinitoparagrafo" style:family="text">
      <style:text-properties style:font-name="Calibri" style:font-name-complex="Calibri"/>
    </style:style>
    <style:style style:name="T66" style:parent-style-name="Car.predefinitoparagrafo" style:family="text">
      <style:text-properties style:font-name="Calibri" style:font-name-complex="Calibri"/>
    </style:style>
    <style:style style:name="T67" style:parent-style-name="Car.predefinitoparagrafo" style:family="text">
      <style:text-properties style:font-name="Calibri" style:font-name-complex="Calibri" fo:font-weight="bold" style:font-weight-asian="bold"/>
    </style:style>
    <style:style style:name="T68" style:parent-style-name="Car.predefinitoparagrafo" style:family="text">
      <style:text-properties style:font-name="Calibri" style:font-name-complex="Calibri"/>
    </style:style>
    <style:style style:name="T69" style:parent-style-name="Car.predefinitoparagrafo" style:family="text">
      <style:text-properties style:font-name="Calibri" style:font-name-complex="Calibri"/>
    </style:style>
    <style:style style:name="T70" style:parent-style-name="Car.predefinitoparagrafo" style:family="text">
      <style:text-properties style:font-name="Calibri" style:font-name-complex="Calibri" fo:font-weight="bold" style:font-weight-asian="bold"/>
    </style:style>
    <style:style style:name="T71" style:parent-style-name="Car.predefinitoparagrafo" style:family="text">
      <style:text-properties style:font-name="Calibri" style:font-name-complex="Calibri" fo:font-weight="bold" style:font-weight-asian="bold"/>
    </style:style>
    <style:style style:name="T72" style:parent-style-name="Car.predefinitoparagrafo" style:family="text">
      <style:text-properties style:font-name="Calibri" style:font-name-complex="Calibri"/>
    </style:style>
    <style:style style:name="T73" style:parent-style-name="Car.predefinitoparagrafo" style:family="text">
      <style:text-properties style:font-name="Calibri" style:font-name-complex="Calibri"/>
    </style:style>
    <style:style style:name="T74" style:parent-style-name="Car.predefinitoparagrafo" style:family="text">
      <style:text-properties style:font-name="Calibri" style:font-name-complex="Calibri" fo:font-weight="bold" style:font-weight-asian="bold"/>
    </style:style>
    <style:style style:name="T75" style:parent-style-name="Car.predefinitoparagrafo" style:family="text">
      <style:text-properties style:font-name="Calibri" style:font-name-complex="Calibri"/>
    </style:style>
    <style:style style:name="T76" style:parent-style-name="Car.predefinitoparagrafo" style:family="text">
      <style:text-properties style:font-name="Calibri" style:font-name-complex="Calibri"/>
    </style:style>
    <style:style style:name="T77" style:parent-style-name="Car.predefinitoparagrafo" style:family="text">
      <style:text-properties style:font-name="Calibri" style:font-name-complex="Calibri" fo:font-weight="bold" style:font-weight-asian="bold"/>
    </style:style>
    <style:style style:name="T78" style:parent-style-name="Car.predefinitoparagrafo" style:family="text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T81" style:parent-style-name="Car.predefinitoparagrafo" style:family="text">
      <style:text-properties style:font-name="Calibri" style:font-name-complex="Calibri"/>
    </style:style>
    <style:style style:name="T82" style:parent-style-name="Car.predefinitoparagrafo" style:family="text">
      <style:text-properties style:font-name="Calibri" style:font-name-complex="Calibri" fo:font-weight="bold" style:font-weight-asian="bold"/>
    </style:style>
    <style:style style:name="T83" style:parent-style-name="Car.predefinitoparagrafo" style:family="text">
      <style:text-properties style:font-name="Calibri" style:font-name-complex="Calibri"/>
    </style:style>
    <style:style style:name="T84" style:parent-style-name="Car.predefinitoparagrafo" style:family="text">
      <style:text-properties style:font-name="Calibri" style:font-name-complex="Calibri"/>
    </style:style>
    <style:style style:name="T85" style:parent-style-name="Car.predefinitoparagrafo" style:family="text">
      <style:text-properties style:font-name="Calibri" style:font-name-complex="Calibri" fo:font-weight="bold" style:font-weight-asian="bold"/>
    </style:style>
    <style:style style:name="T86" style:parent-style-name="Car.predefinitoparagrafo" style:family="text">
      <style:text-properties style:font-name="Calibri" style:font-name-complex="Calibri" fo:font-weight="bold" style:font-weight-asian="bold"/>
    </style:style>
    <style:style style:name="T87" style:parent-style-name="Car.predefinitoparagrafo" style:family="text">
      <style:text-properties style:font-name="Calibri" style:font-name-complex="Calibri"/>
    </style:style>
    <style:style style:name="T88" style:parent-style-name="Car.predefinitoparagrafo" style:family="text">
      <style:text-properties style:font-name="Calibri" style:font-name-complex="Calibri"/>
    </style:style>
    <style:style style:name="T89" style:parent-style-name="Car.predefinitoparagrafo" style:family="text">
      <style:text-properties style:font-name="Calibri" style:font-name-complex="Calibri" fo:font-weight="bold" style:font-weight-asian="bold"/>
    </style:style>
    <style:style style:name="T90" style:parent-style-name="Car.predefinitoparagrafo" style:family="text">
      <style:text-properties style:font-name="Calibri" style:font-name-complex="Calibri"/>
    </style:style>
    <style:style style:name="P91" style:parent-style-name="Standard" style:family="paragraph">
      <style:text-properties style:font-name="Calibri" style:font-name-complex="Calibri"/>
    </style:style>
    <style:style style:name="P92" style:parent-style-name="Standard" style:family="paragraph">
      <style:text-properties style:font-name="Calibri" style:font-name-complex="Calibri"/>
    </style:style>
    <style:style style:name="T93" style:parent-style-name="Car.predefinitoparagrafo" style:family="text">
      <style:text-properties style:font-name="Calibri" style:font-name-complex="Calibri"/>
    </style:style>
    <style:style style:name="T94" style:parent-style-name="Car.predefinitoparagrafo" style:family="text">
      <style:text-properties style:font-name="Calibri" style:font-name-complex="Calibri" fo:font-weight="bold" style:font-weight-asian="bold"/>
    </style:style>
    <style:style style:name="T95" style:parent-style-name="Car.predefinitoparagrafo" style:family="text">
      <style:text-properties style:font-name="Calibri" style:font-name-complex="Calibri"/>
    </style:style>
    <style:style style:name="T96" style:parent-style-name="Car.predefinitoparagrafo" style:family="text">
      <style:text-properties style:font-name="Calibri" style:font-name-complex="Calibri"/>
    </style:style>
    <style:style style:name="T97" style:parent-style-name="Car.predefinitoparagrafo" style:family="text">
      <style:text-properties style:font-name="Calibri" style:font-name-complex="Calibri" fo:font-weight="bold" style:font-weight-asian="bold"/>
    </style:style>
    <style:style style:name="T98" style:parent-style-name="Car.predefinitoparagrafo" style:family="text">
      <style:text-properties style:font-name="Calibri" style:font-name-complex="Calibri"/>
    </style:style>
    <style:style style:name="T99" style:parent-style-name="Car.predefinitoparagrafo" style:family="text">
      <style:text-properties style:font-name="Calibri" style:font-name-complex="Calibri"/>
    </style:style>
    <style:style style:name="T100" style:parent-style-name="Car.predefinitoparagrafo" style:family="text">
      <style:text-properties style:font-name="Calibri" style:font-name-complex="Calibri"/>
    </style:style>
    <style:style style:name="T101" style:parent-style-name="Car.predefinitoparagrafo" style:family="text">
      <style:text-properties style:font-name="Calibri" style:font-name-complex="Calibri" fo:font-weight="bold" style:font-weight-asian="bold"/>
    </style:style>
    <style:style style:name="T102" style:parent-style-name="Car.predefinitoparagrafo" style:family="text">
      <style:text-properties style:font-name="Calibri" style:font-name-complex="Calibri"/>
    </style:style>
    <style:style style:name="T103" style:parent-style-name="Car.predefinitoparagrafo" style:family="text">
      <style:text-properties style:font-name="Calibri" style:font-name-complex="Calibri"/>
    </style:style>
    <style:style style:name="T104" style:parent-style-name="Car.predefinitoparagrafo" style:family="text">
      <style:text-properties style:font-name="Calibri" style:font-name-complex="Calibri" fo:font-weight="bold" style:font-weight-asian="bold"/>
    </style:style>
    <style:style style:name="T105" style:parent-style-name="Car.predefinitoparagrafo" style:family="text">
      <style:text-properties style:font-name="Calibri" style:font-name-complex="Calibri"/>
    </style:style>
  </office:automatic-styles>
  <office:body>
    <office:text text:use-soft-page-breaks="true">
      <text:p text:style-name="P1"><text:span text:style-name="T2">Descrizione Utente</text:span><text:span text:style-name="T3">: L’utente, ex studente, laureato in lettere e filosofia, presenta una buona dimestichezza con l’uso del computer in generale, e di sistemi simili a<text:s/></text:span><text:span text:style-name="T4">Corman</text:span><text:span text:style-name="T5"><text:s/>(come ad<text:s/></text:span><text:span text:style-name="T6">esempio social network), oltre che vantare una pregressa esperienza con forum e blog.</text:span></text:p>
      <text:p text:style-name="P7"/>
      <text:p text:style-name="Standard"><text:span text:style-name="T8">Task 1:</text:span><text:span text:style-name="T9"><text:line-break/></text:span><text:span text:style-name="T10"><text:tab/>-</text:span><text:span text:style-name="T11">Effettua registrazione</text:span><text:span text:style-name="T12">: L'utente individua facilmente il tasto “SIGN IN”, durante la<text:s/></text:span><text:span text:style-name="T13"><text:tab/></text:span><text:span text:style-name="T14"><text:tab/>registrazione esclama: ”Per linee di ricerca più facile sarebbe poter co</text:span><text:span text:style-name="T15">mpilare uno spazio<text:s/></text:span><text:span text:style-name="T16"><text:tab/>editabile come aiuto al menù tendina, inoltre attendevo un campo per confermare la<text:s/></text:span><text:span text:style-name="T17"><text:tab/>password</text:span><text:span text:style-name="T18"><text:s/>e l’email</text:span><text:span text:style-name="T19">”;</text:span></text:p>
      <text:p text:style-name="P20"/>
      <text:p text:style-name="Standard"><text:span text:style-name="T21"><text:tab/>-</text:span><text:span text:style-name="T22">Accedi alle tue info e modifica immagine</text:span><text:span text:style-name="T23">: Individuato facilmente il login -manca l'avviso<text:s/></text:span><text:span text:style-name="T24"><text:tab/>sul check box -, ritiene poco chiaro rintraccia</text:span><text:span text:style-name="T25">re “scegli file” per l'immagine del profilo,</text:span></text:p>
      <text:p text:style-name="P26"><text:tab/>ma modifica avviene con successo.</text:p>
      <text:p text:style-name="P27"/>
      <text:p text:style-name="Standard"><text:span text:style-name="T28"><text:tab/>-</text:span><text:span text:style-name="T29">Effettua logout</text:span><text:span text:style-name="T30">: tasto poco chiaro e difficile da trovare</text:span></text:p>
      <text:p text:style-name="P31"/>
      <text:p text:style-name="P32"/>
      <text:p text:style-name="Standard"><text:span text:style-name="T33">Task 2:</text:span><text:span text:style-name="T34"><text:line-break/></text:span><text:span text:style-name="T35"><text:tab/>-</text:span><text:span text:style-name="T36">Effettua login</text:span><text:span text:style-name="T37">: facile notare e da effettuare.</text:span></text:p>
      <text:p text:style-name="P38"/>
      <text:p text:style-name="P39"><text:span text:style-name="T40">-</text:span><text:span text:style-name="T41">Aggiungi una pubblicazione</text:span><text:span text:style-name="T42">: facile notare e da effettu</text:span><text:span text:style-name="T43">are, difficoltà nel comprendere il reale significato di 'pubblico' 'privato' 'solo io' alla voce visibilità.</text:span></text:p>
      <text:p text:style-name="P44"/>
      <text:p text:style-name="Standard"><text:span text:style-name="T45"><text:tab/>-</text:span><text:span text:style-name="T46">Modifica pubblicazione</text:span><text:span text:style-name="T47">: funzionalità semplice da interpretare</text:span></text:p>
      <text:p text:style-name="P48"/>
      <text:p text:style-name="Standard"><text:span text:style-name="T49"><text:tab/>-</text:span><text:span text:style-name="T50">Modifica post rendendolo pubblico</text:span><text:span text:style-name="T51">: menù a tendina poco appariscente, ma chiaro<text:s/></text:span><text:span text:style-name="T52">nel<text:s/></text:span><text:span text:style-name="T53"><text:tab/>complesso</text:span></text:p>
      <text:p text:style-name="P54"><text:tab/></text:p>
      <text:p text:style-name="Standard"><text:span text:style-name="T55"><text:tab/>-</text:span><text:span text:style-name="T56">Visualizza tutti i tuoi post e le tue pubblicazioni</text:span><text:span text:style-name="T57">: facile da fare;</text:span></text:p>
      <text:p text:style-name="P58"><text:tab/></text:p>
      <text:p text:style-name="P59">Task 3:</text:p>
      <text:p text:style-name="Standard"><text:span text:style-name="T60"><text:tab/>-</text:span><text:span text:style-name="T61">Ricerca utente “X”</text:span><text:span text:style-name="T62">: Semplice e intuitiva</text:span></text:p>
      <text:p text:style-name="Standard"><text:span text:style-name="T63"><text:tab/>-</text:span><text:span text:style-name="T64">Richiedi di seguire utente “X”</text:span><text:span text:style-name="T65">: Intuitiva ma non diretta</text:span></text:p>
      <text:p text:style-name="Standard"><text:span text:style-name="T66"><text:tab/>-</text:span><text:span text:style-name="T67">Ricerca gruppo “Y”</text:span><text:span text:style-name="T68">: Semplice e intuitiva</text:span></text:p>
      <text:p text:style-name="Standard"><text:span text:style-name="T69"><text:tab/>-</text:span><text:span text:style-name="T70">Richiedi di</text:span><text:span text:style-name="T71"><text:s/>entrare nel gruppo “Y” creato da “X”</text:span><text:span text:style-name="T72">: Intuitiva ma non diretta</text:span></text:p>
      <text:p text:style-name="Standard"><text:span text:style-name="T73"><text:tab/>-</text:span><text:span text:style-name="T74">Ricerca pubblicazione “Z”</text:span><text:span text:style-name="T75">: Semplice e intuitiva</text:span></text:p>
      <text:p text:style-name="Standard"><text:span text:style-name="T76"><text:tab/>-</text:span><text:span text:style-name="T77">Recati sul profilo di “X” che ha pubblicato “Z”</text:span><text:span text:style-name="T78">: Intuitiva ma non diretta</text:span></text:p>
      <text:p text:style-name="P79"/>
      <text:p text:style-name="P80">Task 4:</text:p>
      <text:p text:style-name="Standard"><text:span text:style-name="T81"><text:tab/>-</text:span><text:span text:style-name="T82">Crea un gruppo pubblico</text:span><text:span text:style-name="T83">: Semplice e intuitiva</text:span></text:p>
      <text:p text:style-name="Standard"><text:span text:style-name="T84"><text:tab/>-</text:span><text:span text:style-name="T85">Ricerca</text:span><text:span text:style-name="T86"><text:s/>utente “X”</text:span><text:span text:style-name="T87">: Semplice e intuitiva</text:span></text:p>
      <text:p text:style-name="Standard"><text:span text:style-name="T88"><text:tab/>-</text:span><text:span text:style-name="T89">Invita l'utente “X” nel gruppo</text:span><text:span text:style-name="T90">; Intuitiva ma non diretta</text:span></text:p>
      <text:p text:style-name="P91"/>
      <text:p text:style-name="P92">Task 5:</text:p>
      <text:p text:style-name="Standard"><text:span text:style-name="T93"><text:tab/>-</text:span><text:span text:style-name="T94"><text:s/>Rimuovi l'utente “X” dal tuo gruppo</text:span><text:span text:style-name="T95">: Intuitiva ma non diretta</text:span></text:p>
      <text:p text:style-name="Standard"><text:span text:style-name="T96"><text:tab/>-</text:span><text:span text:style-name="T97">Condividi nel gruppo "Y" un post:<text:s/></text:span><text:span text:style-name="T98">Dopo diverse prove, l’utente è riuscito nell’intento,</text:span><text:span text:style-name="T99"><text:s/>esprimendo pareri negativi sulla metodologia impiegata.</text:span></text:p>
      <text:p text:style-name="Standard"><text:span text:style-name="T100"><text:tab/>-</text:span><text:span text:style-name="T101">Esci dal gruppo “Y”</text:span><text:span text:style-name="T102">: Intuitiva ma non diretta</text:span></text:p>
      <text:p text:style-name="Standard"><text:span text:style-name="T103"><text:tab/>-<text:s/></text:span><text:span text:style-name="T104">Effettua il logout</text:span><text:span text:style-name="T105">: tasto poco chiaro e difficile da trov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k</dc:creator>
    <meta:creation-date>2018-02-11T17:31:00Z</meta:creation-date>
    <dc:date>2018-02-13T10:46:00Z</dc:date>
    <meta:template xlink:href="Normal.dotm" xlink:type="simple"/>
    <meta:editing-cycles>6</meta:editing-cycles>
    <meta:editing-duration>PT1200S</meta:editing-duration>
    <meta:document-statistic meta:page-count="1" meta:paragraph-count="4" meta:word-count="321" meta:character-count="2150" meta:row-count="15" meta:non-whitespace-character-count="1833"/>
  </office:meta>
</office:document-meta>
</file>